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34cm"/>
    </style:style>
    <style:style style:name="co2" style:family="table-column">
      <style:table-column-properties fo:break-before="auto" style:column-width="5.858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14.12cm"/>
    </style:style>
    <style:style style:name="co5" style:family="table-column">
      <style:table-column-properties fo:break-before="auto" style:column-width="8.818cm"/>
    </style:style>
    <style:style style:name="co6" style:family="table-column">
      <style:table-column-properties fo:break-before="auto" style:column-width="0.954cm"/>
    </style:style>
    <style:style style:name="co7" style:family="table-column">
      <style:table-column-properties fo:break-before="auto" style:column-width="9.15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ext-properties style:font-name="Arial" style:font-name-asian="AR PL UMing HK" style:font-name-complex="Lohit Hindi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fo:background-color="#ff8080"/>
    </style:style>
    <style:style style:name="T1" style:family="text">
      <style:text-properties style:font-name-asian="AR PL UMing HK" style:font-name-complex="Lohit Hindi"/>
    </style:style>
  </office:automatic-styles>
  <office:body>
    <office:spreadsheet>
      <table:table table:name="6 juin 201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7" table:number-rows-spanned="1">
            <text:p>Thématiques</text:p>
          </table:table-cell>
          <table:covered-table-cell table:number-columns-repeated="6"/>
        </table:table-row>
        <table:table-row table:style-name="ro2">
          <table:table-cell office:value-type="string">
            <text:p>CG 93</text:p>
          </table:table-cell>
          <table:table-cell office:value-type="string">
            <text:p>Contratcomplexeep93</text:p>
          </table:table-cell>
          <table:table-cell office:value-type="string">
            <text:p>Convocation</text:p>
          </table:table-cell>
          <table:table-cell office:value-type="string">
            <text:p>Commissionep/convocationep_beneficiaire.odt</text:p>
          </table:table-cell>
          <table:table-cell office:value-type="string">
            <text:p>app/models/contratcomplexeep93.php:385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93</text:p>
          </table:table-cell>
          <table:table-cell office:value-type="string">
            <text:p>Contratcomplexeep93</text:p>
          </table:table-cell>
          <table:table-cell office:value-type="string">
            <text:p>Décision</text:p>
          </table:table-cell>
          <table:table-cell table:style-name="ce4" office:value-type="string">
            <text:p>TODO</text:p>
          </table:table-cell>
          <table:table-cell table:number-columns-repeated="3"/>
        </table:table-row>
        <table:table-row table:style-name="ro2">
          <table:table-cell office:value-type="string">
            <text:p>CG 58 <text:s/>/ 93</text:p>
          </table:table-cell>
          <table:table-cell office:value-type="string">
            <text:p>Nonorientationproep</text:p>
          </table:table-cell>
          <table:table-cell office:value-type="string">
            <text:p>Convocation</text:p>
          </table:table-cell>
          <table:table-cell office:value-type="string">
            <text:p>Commissionep/convocationep_beneficiaire.odt</text:p>
          </table:table-cell>
          <table:table-cell office:value-type="string">
            <text:p>app/models/nonorientationproep.php:534</text:p>
          </table:table-cell>
          <table:table-cell office:value-type="string">
            <text:p>OK</text:p>
          </table:table-cell>
          <table:table-cell table:style-name="ce3"/>
        </table:table-row>
        <table:table-row table:style-name="ro1">
          <table:table-cell office:value-type="string">
            <text:p>CG 58 <text:s/>/ 93</text:p>
          </table:table-cell>
          <table:table-cell office:value-type="string">
            <text:p>Nonorientationproep</text:p>
          </table:table-cell>
          <table:table-cell office:value-type="string">
            <text:p>Décision</text:p>
          </table:table-cell>
          <table:table-cell table:style-name="ce4" office:value-type="string">
            <text:p>TODO</text:p>
          </table:table-cell>
          <table:table-cell table:number-columns-repeated="3"/>
        </table:table-row>
        <table:table-row table:style-name="ro1">
          <table:table-cell office:value-type="string">
            <text:p>CG 93</text:p>
          </table:table-cell>
          <table:table-cell office:value-type="string">
            <text:p>Nonrespectsanctionep93</text:p>
          </table:table-cell>
          <table:table-cell office:value-type="string">
            <text:p>Convocation</text:p>
          </table:table-cell>
          <table:table-cell table:style-name="ce5" office:value-type="string">
            <text:p><text:span text:style-name="T1">Nonrespectsanctionep93/convocationep_beneficiaire_1er_passage.odt</text:span></text:p>
          </table:table-cell>
          <table:table-cell office:value-type="string">
            <text:p>app/models/nonrespectsanctionep93.php:699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93</text:p>
          </table:table-cell>
          <table:table-cell office:value-type="string">
            <text:p>Nonrespectsanctionep93</text:p>
          </table:table-cell>
          <table:table-cell office:value-type="string">
            <text:p>Convocation</text:p>
          </table:table-cell>
          <table:table-cell office:value-type="string">
            <text:p><text:span text:style-name="T1">Nonrespectsanctionep93</text:span>/convocationep_beneficiaire_2eme_passage_suite_delai.odt</text:p>
          </table:table-cell>
          <table:table-cell office:value-type="string">
            <text:p>app/models/nonrespectsanctionep93.php:771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93</text:p>
          </table:table-cell>
          <table:table-cell office:value-type="string">
            <text:p>Nonrespectsanctionep93</text:p>
          </table:table-cell>
          <table:table-cell office:value-type="string">
            <text:p>Convocation</text:p>
          </table:table-cell>
          <table:table-cell office:value-type="string">
            <text:p><text:span text:style-name="T1">Nonrespectsanctionep93</text:span>/convocationep_beneficiaire_2eme_passage_suite_report.odt</text:p>
          </table:table-cell>
          <table:table-cell office:value-type="string">
            <text:p>app/models/nonrespectsanctionep93.php:774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93</text:p>
          </table:table-cell>
          <table:table-cell office:value-type="string">
            <text:p>Nonrespectsanctionep93</text:p>
          </table:table-cell>
          <table:table-cell office:value-type="string">
            <text:p>Convocation</text:p>
          </table:table-cell>
          <table:table-cell office:value-type="string">
            <text:p><text:span text:style-name="T1">Nonrespectsanctionep93</text:span>/convocationep_beneficiaire_2eme_passage.odt</text:p>
          </table:table-cell>
          <table:table-cell office:value-type="string">
            <text:p>app/models/nonrespectsanctionep93.php:777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93</text:p>
          </table:table-cell>
          <table:table-cell office:value-type="string">
            <text:p>Nonrespectsanctionep93</text:p>
          </table:table-cell>
          <table:table-cell office:value-type="string">
            <text:p>Décision</text:p>
          </table:table-cell>
          <table:table-cell office:value-type="string">
            <text:p><text:span text:style-name="T1">Nonrespectsanctionep93</text:span>/decision_delai.odt</text:p>
          </table:table-cell>
          <table:table-cell office:value-type="string">
            <text:p>app/models/nonrespectsanctionep93.php:879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93</text:p>
          </table:table-cell>
          <table:table-cell office:value-type="string">
            <text:p>Nonrespectsanctionep93</text:p>
          </table:table-cell>
          <table:table-cell office:value-type="string">
            <text:p>Décision</text:p>
          </table:table-cell>
          <table:table-cell office:value-type="string">
            <text:p><text:span text:style-name="T1">Nonrespectsanctionep93</text:span>/decision_reduction_pdv.odt</text:p>
          </table:table-cell>
          <table:table-cell table:style-name="ce5" office:value-type="string">
            <text:p><text:span text:style-name="T1">app/models/nonrespectsanctionep93.php:890-900</text:span>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93</text:p>
          </table:table-cell>
          <table:table-cell office:value-type="string">
            <text:p>Nonrespectsanctionep93</text:p>
          </table:table-cell>
          <table:table-cell office:value-type="string">
            <text:p>Décision</text:p>
          </table:table-cell>
          <table:table-cell office:value-type="string">
            <text:p><text:span text:style-name="T1">Nonrespectsanctionep93</text:span>/decision_reduction_ppae.odt</text:p>
          </table:table-cell>
          <table:table-cell office:value-type="string">
            <text:p>app/models/nonrespectsanctionep93.php:893-897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93</text:p>
          </table:table-cell>
          <table:table-cell office:value-type="string">
            <text:p>Nonrespectsanctionep93</text:p>
          </table:table-cell>
          <table:table-cell office:value-type="string">
            <text:p>Décision</text:p>
          </table:table-cell>
          <table:table-cell office:value-type="string">
            <text:p><text:span text:style-name="T1">Nonrespectsanctionep93</text:span>/decision_maintien.odt</text:p>
          </table:table-cell>
          <table:table-cell office:value-type="string">
            <text:p>app/models/nonrespectsanctionep93.php:904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93</text:p>
          </table:table-cell>
          <table:table-cell office:value-type="string">
            <text:p>Nonrespectsanctionep93</text:p>
          </table:table-cell>
          <table:table-cell office:value-type="string">
            <text:p>Décision</text:p>
          </table:table-cell>
          <table:table-cell office:value-type="string">
            <text:p><text:span text:style-name="T1">Nonrespectsanctionep93</text:span>/decision_suspensiontotale.odt</text:p>
          </table:table-cell>
          <table:table-cell office:value-type="string">
            <text:p>app/models/nonrespectsanctionep93.php:907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93</text:p>
          </table:table-cell>
          <table:table-cell office:value-type="string">
            <text:p>Nonrespectsanctionep93</text:p>
          </table:table-cell>
          <table:table-cell office:value-type="string">
            <text:p>Décision</text:p>
          </table:table-cell>
          <table:table-cell office:value-type="string">
            <text:p><text:span text:style-name="T1">Nonrespectsanctionep93</text:span>/decision_suspensionpartielle.odt</text:p>
          </table:table-cell>
          <table:table-cell office:value-type="string">
            <text:p>app/models/nonrespectsanctionep93.php:910</text:p>
          </table:table-cell>
          <table:table-cell office:value-type="string">
            <text:p>OK</text:p>
          </table:table-cell>
          <table:table-cell table:style-name="ce3"/>
        </table:table-row>
        <table:table-row table:style-name="ro1">
          <table:table-cell office:value-type="string">
            <text:p>CG 93</text:p>
          </table:table-cell>
          <table:table-cell office:value-type="string">
            <text:p>Nonrespectsanctionep93</text:p>
          </table:table-cell>
          <table:table-cell office:value-type="string">
            <text:p>Décision</text:p>
          </table:table-cell>
          <table:table-cell office:value-type="string">
            <text:p><text:span text:style-name="T1">Nonrespectsanctionep93</text:span>/decision_reporte.odt</text:p>
          </table:table-cell>
          <table:table-cell office:value-type="string">
            <text:p>app/models/nonrespectsanctionep93.php:913</text:p>
          </table:table-cell>
          <table:table-cell office:value-type="string">
            <text:p>OK</text:p>
          </table:table-cell>
          <table:table-cell table:style-name="ce4" office:value-type="string">
            <text:p>FIXME : annule/reporté ?</text:p>
          </table:table-cell>
        </table:table-row>
        <table:table-row table:style-name="ro1">
          <table:table-cell office:value-type="string">
            <text:p>CG 93</text:p>
          </table:table-cell>
          <table:table-cell office:value-type="string">
            <text:p>Nonrespectsanctionep93</text:p>
          </table:table-cell>
          <table:table-cell office:value-type="string">
            <text:p>Décision</text:p>
          </table:table-cell>
          <table:table-cell office:value-type="string">
            <text:p><text:span text:style-name="T1">Nonrespectsanctionep93</text:span>/decision_annule.odt</text:p>
          </table:table-cell>
          <table:table-cell office:value-type="string">
            <text:p>app/models/nonrespectsanctionep93.php:916</text:p>
          </table:table-cell>
          <table:table-cell office:value-type="string">
            <text:p>OK</text:p>
          </table:table-cell>
          <table:table-cell table:style-name="ce4" office:value-type="string">
            <text:p>FIXME : annule/reporté ?</text:p>
          </table:table-cell>
        </table:table-row>
        <table:table-row table:style-name="ro1">
          <table:table-cell office:value-type="string">
            <text:p>CG 93</text:p>
          </table:table-cell>
          <table:table-cell office:value-type="string">
            <text:p>Reorientationep93</text:p>
          </table:table-cell>
          <table:table-cell office:value-type="string">
            <text:p>Convocation</text:p>
          </table:table-cell>
          <table:table-cell office:value-type="string">
            <text:p>Commissionep/convocationep_beneficiaire.odt</text:p>
          </table:table-cell>
          <table:table-cell office:value-type="string">
            <text:p>app/models/reorientationep93.php:733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93</text:p>
          </table:table-cell>
          <table:table-cell office:value-type="string">
            <text:p>Reorientationep93</text:p>
          </table:table-cell>
          <table:table-cell office:value-type="string">
            <text:p>Décision</text:p>
          </table:table-cell>
          <table:table-cell office:value-type="string">
            <text:p>Reorientationep93/decision_{accepte,refuse,annule,reporte}.odt</text:p>
          </table:table-cell>
          <table:table-cell office:value-type="string">
            <text:p>app/models/reorientationep93.php:612</text:p>
          </table:table-cell>
          <table:table-cell office:value-type="string">
            <text:p>OK</text:p>
          </table:table-cell>
          <table:table-cell table:style-name="ce4" office:value-type="string">
            <text:p>FIXME : annule/reporté ?</text:p>
          </table:table-cell>
        </table:table-row>
        <table:table-row table:style-name="ro2">
          <table:table-cell office:value-type="string">
            <text:p>CG 93</text:p>
          </table:table-cell>
          <table:table-cell office:value-type="string">
            <text:p>Signalementep</text:p>
          </table:table-cell>
          <table:table-cell office:value-type="string">
            <text:p>Convocation</text:p>
          </table:table-cell>
          <table:table-cell office:value-type="string">
            <text:p>Commissionep/convocationep_beneficiaire.odt</text:p>
          </table:table-cell>
          <table:table-cell office:value-type="string">
            <text:p>app/models/signalementep.php:397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93</text:p>
          </table:table-cell>
          <table:table-cell office:value-type="string">
            <text:p>Signalementep</text:p>
          </table:table-cell>
          <table:table-cell office:value-type="string">
            <text:p>Décision</text:p>
          </table:table-cell>
          <table:table-cell table:style-name="ce4" office:value-type="string">
            <text:p>TODO</text:p>
          </table:table-cell>
          <table:table-cell table:number-columns-repeated="3"/>
        </table:table-row>
        <table:table-row table:style-name="ro2">
          <table:table-cell office:value-type="string">
            <text:p>CG 58</text:p>
          </table:table-cell>
          <table:table-cell office:value-type="string">
            <text:p>Regressionorientationep</text:p>
          </table:table-cell>
          <table:table-cell office:value-type="string">
            <text:p>Convocation</text:p>
          </table:table-cell>
          <table:table-cell office:value-type="string">
            <text:p>Commissionep/convocationep_beneficiaire.odt</text:p>
          </table:table-cell>
          <table:table-cell office:value-type="string">
            <text:p>app/models/regressionorientationep.php:400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58</text:p>
          </table:table-cell>
          <table:table-cell office:value-type="string">
            <text:p>Regressionorientationep</text:p>
          </table:table-cell>
          <table:table-cell office:value-type="string">
            <text:p>Décision</text:p>
          </table:table-cell>
          <table:table-cell table:style-name="ce4" office:value-type="string">
            <text:p>TODO</text:p>
          </table:table-cell>
          <table:table-cell table:number-columns-repeated="3"/>
        </table:table-row>
        <table:table-row table:style-name="ro2">
          <table:table-cell office:value-type="string">
            <text:p>CG 58</text:p>
          </table:table-cell>
          <table:table-cell office:value-type="string">
            <text:p>Sanctionep58</text:p>
          </table:table-cell>
          <table:table-cell office:value-type="string">
            <text:p>Convocation</text:p>
          </table:table-cell>
          <table:table-cell office:value-type="string">
            <text:p>Commissionep/convocationep_beneficiaire.odt</text:p>
          </table:table-cell>
          <table:table-cell office:value-type="string">
            <text:p>app/models/sanctionep58.php:554</text:p>
          </table:table-cell>
          <table:table-cell office:value-type="string">
            <text:p>OK</text:p>
          </table:table-cell>
          <table:table-cell table:style-name="ce3"/>
        </table:table-row>
        <table:table-row table:style-name="ro1">
          <table:table-cell office:value-type="string">
            <text:p>CG 58</text:p>
          </table:table-cell>
          <table:table-cell office:value-type="string">
            <text:p>Sanctionep58</text:p>
          </table:table-cell>
          <table:table-cell office:value-type="string">
            <text:p>Décision</text:p>
          </table:table-cell>
          <table:table-cell table:style-name="ce4" office:value-type="string">
            <text:p>TODO</text:p>
          </table:table-cell>
          <table:table-cell table:number-columns-repeated="2"/>
          <table:table-cell table:style-name="ce3"/>
        </table:table-row>
        <table:table-row table:style-name="ro2">
          <table:table-cell office:value-type="string">
            <text:p>CG 58</text:p>
          </table:table-cell>
          <table:table-cell office:value-type="string">
            <text:p>Sanctionrendezvousep58</text:p>
          </table:table-cell>
          <table:table-cell office:value-type="string">
            <text:p>Convocation</text:p>
          </table:table-cell>
          <table:table-cell office:value-type="string">
            <text:p>Commissionep/convocationep_beneficiaire.odt</text:p>
          </table:table-cell>
          <table:table-cell office:value-type="string">
            <text:p>app/models/sanctionrendezvousep58.php:258</text:p>
          </table:table-cell>
          <table:table-cell office:value-type="string">
            <text:p>OK</text:p>
          </table:table-cell>
          <table:table-cell table:style-name="ce3"/>
        </table:table-row>
        <table:table-row table:style-name="ro1">
          <table:table-cell office:value-type="string">
            <text:p>CG 58</text:p>
          </table:table-cell>
          <table:table-cell office:value-type="string">
            <text:p>Sanctionrendezvousep58</text:p>
          </table:table-cell>
          <table:table-cell office:value-type="string">
            <text:p>Décision</text:p>
          </table:table-cell>
          <table:table-cell table:style-name="ce4" office:value-type="string">
            <text:p>TODO</text:p>
          </table:table-cell>
          <table:table-cell table:number-columns-repeated="3"/>
        </table:table-row>
        <table:table-row table:style-name="ro2">
          <table:table-cell office:value-type="string">
            <text:p>CG 66</text:p>
          </table:table-cell>
          <table:table-cell office:value-type="string">
            <text:p>Defautinsertionep66</text:p>
          </table:table-cell>
          <table:table-cell office:value-type="string">
            <text:p>Convocation</text:p>
          </table:table-cell>
          <table:table-cell office:value-type="string">
            <text:p>Commissionep/convocationep_beneficiaire.odt</text:p>
          </table:table-cell>
          <table:table-cell office:value-type="string">
            <text:p>app/models/defautinsertionep66.php:747</text:p>
          </table:table-cell>
          <table:table-cell office:value-type="string">
            <text:p>OK</text:p>
          </table:table-cell>
          <table:table-cell table:style-name="ce7" office:value-type="string">
            <text:p>FIXME : manque courrierinformationavantep ?</text:p>
          </table:table-cell>
        </table:table-row>
        <table:table-row table:style-name="ro1">
          <table:table-cell office:value-type="string">
            <text:p>CG 66</text:p>
          </table:table-cell>
          <table:table-cell office:value-type="string">
            <text:p>Defautinsertionep66</text:p>
          </table:table-cell>
          <table:table-cell office:value-type="string">
            <text:p>Décision</text:p>
          </table:table-cell>
          <table:table-cell table:style-name="ce4" office:value-type="string">
            <text:p>TODO</text:p>
          </table:table-cell>
          <table:table-cell table:number-columns-repeated="3"/>
        </table:table-row>
        <table:table-row table:style-name="ro2">
          <table:table-cell office:value-type="string">
            <text:p>CG 66</text:p>
          </table:table-cell>
          <table:table-cell office:value-type="string">
            <text:p>Saisinepdoep66</text:p>
          </table:table-cell>
          <table:table-cell office:value-type="string">
            <text:p>Convocation</text:p>
          </table:table-cell>
          <table:table-cell office:value-type="string">
            <text:p>Commissionep/convocationep_beneficiaire.odt</text:p>
          </table:table-cell>
          <table:table-cell office:value-type="string">
            <text:p>app/models/saisinepdoep66.php:472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66</text:p>
          </table:table-cell>
          <table:table-cell office:value-type="string">
            <text:p>Saisinepdoep66</text:p>
          </table:table-cell>
          <table:table-cell office:value-type="string">
            <text:p>Décision</text:p>
          </table:table-cell>
          <table:table-cell table:style-name="ce4" office:value-type="string">
            <text:p>TODO</text:p>
          </table:table-cell>
          <table:table-cell table:number-columns-repeated="3"/>
        </table:table-row>
        <table:table-row table:style-name="ro2">
          <table:table-cell office:value-type="string">
            <text:p>CG 66</text:p>
          </table:table-cell>
          <table:table-cell office:value-type="string">
            <text:p>Saisinebilanparcoursep66</text:p>
          </table:table-cell>
          <table:table-cell office:value-type="string">
            <text:p>Convocation</text:p>
          </table:table-cell>
          <table:table-cell office:value-type="string">
            <text:p>Commissionep/convocationep_beneficiaire.odt</text:p>
          </table:table-cell>
          <table:table-cell office:value-type="string">
            <text:p>app/models/saisinebilanparcoursep66.php:503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CG 66</text:p>
          </table:table-cell>
          <table:table-cell office:value-type="string">
            <text:p>Saisinebilanparcoursep66</text:p>
          </table:table-cell>
          <table:table-cell office:value-type="string">
            <text:p>Convocation</text:p>
          </table:table-cell>
          <table:table-cell table:style-name="ce4" office:value-type="string">
            <text:p>TODO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7" table:number-rows-spanned="1">
            <text:p>Commission</text:p>
          </table:table-cell>
          <table:covered-table-cell table:number-columns-repeated="6" table:style-name="ce3"/>
        </table:table-row>
        <table:table-row table:style-name="ro2">
          <table:table-cell office:value-type="string">
            <text:p>Tous</text:p>
          </table:table-cell>
          <table:table-cell office:value-type="string">
            <text:p>Commissionep</text:p>
          </table:table-cell>
          <table:table-cell office:value-type="string">
            <text:p>Procès-verbal</text:p>
          </table:table-cell>
          <table:table-cell office:value-type="string">
            <text:p>Convocationep/pv.odt</text:p>
          </table:table-cell>
          <table:table-cell table:style-name="ce3" office:value-type="string">
            <text:p>app/models/commissionep.php:941</text:p>
          </table:table-cell>
          <table:table-cell office:value-type="string">
            <text:p>OK</text:p>
          </table:table-cell>
          <table:table-cell table:style-name="ce3"/>
        </table:table-row>
        <table:table-row table:style-name="ro2">
          <table:table-cell office:value-type="string">
            <text:p>Tous</text:p>
          </table:table-cell>
          <table:table-cell office:value-type="string">
            <text:p>Commissionep</text:p>
          </table:table-cell>
          <table:table-cell office:value-type="string">
            <text:p>Ordre du jour</text:p>
          </table:table-cell>
          <table:table-cell office:value-type="string">
            <text:p>Convocationep/ordedujour.odt</text:p>
          </table:table-cell>
          <table:table-cell table:style-name="ce3" office:value-type="string">
            <text:p>app/models/commissionep.php:1123</text:p>
          </table:table-cell>
          <table:table-cell office:value-type="string">
            <text:p>OK</text:p>
          </table:table-cell>
          <table:table-cell table:style-name="ce3"/>
        </table:table-row>
        <table:table-row table:style-name="ro2">
          <table:table-cell office:value-type="string">
            <text:p>Tous</text:p>
          </table:table-cell>
          <table:table-cell office:value-type="string">
            <text:p>Commissionep</text:p>
          </table:table-cell>
          <table:table-cell office:value-type="string">
            <text:p>Convocation</text:p>
          </table:table-cell>
          <table:table-cell office:value-type="string">
            <text:p>Convocationep/convocationep_participant.odt</text:p>
          </table:table-cell>
          <table:table-cell office:value-type="string">
            <text:p>app/models/commissionep.php:1388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string">
            <text:p>Tous</text:p>
          </table:table-cell>
          <table:table-cell office:value-type="string">
            <text:p>Commissionep</text:p>
          </table:table-cell>
          <table:table-cell office:value-type="string">
            <text:p>Ordre du jour</text:p>
          </table:table-cell>
          <table:table-cell office:value-type="string">
            <text:p>Convocationep/ordredujour_participant_".Configure::read( 'Cg.departement' ).".odt</text:p>
          </table:table-cell>
          <table:table-cell office:value-type="string">
            <text:p>app/models/commissionep.php:1681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string">
            <text:p>Tous</text:p>
          </table:table-cell>
          <table:table-cell office:value-type="string">
            <text:p>Commissionep</text:p>
          </table:table-cell>
          <table:table-cell office:value-type="string">
            <text:p>Decision</text:p>
          </table:table-cell>
          <table:table-cell office:value-type="string">
            <text:p>Commissionep/decisionep.odt</text:p>
          </table:table-cell>
          <table:table-cell office:value-type="string">
            <text:p>app/models/commissionep.php:1822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string">
            <text:p>Tous</text:p>
          </table:table-cell>
          <table:table-cell office:value-type="string">
            <text:p>Commissionep</text:p>
          </table:table-cell>
          <table:table-cell office:value-type="string">
            <text:p>Fiche de synthèse</text:p>
          </table:table-cell>
          <table:table-cell office:value-type="string">
            <text:p>Commissionep/fichesynthese.odt</text:p>
          </table:table-cell>
          <table:table-cell office:value-type="string">
            <text:p>app/models/commissionep.php:1959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table:style-name="ce1" office:value-type="string" table:number-columns-spanned="7" table:number-rows-spanned="1">
            <text:p>Préparation des thématiques</text:p>
          </table:table-cell>
          <table:covered-table-cell table:number-columns-repeated="6"/>
        </table:table-row>
        <table:table-row table:style-name="ro2">
          <table:table-cell office:value-type="string">
            <text:p>CG 66</text:p>
          </table:table-cell>
          <table:table-cell office:value-type="string">
            <text:p>Bilanparcours66</text:p>
          </table:table-cell>
          <table:table-cell office:value-type="string">
            <text:p>Courrier d'information</text:p>
          </table:table-cell>
          <table:table-cell office:value-type="string">
            <text:p>Bilanparcours/courrierinformationavantep.odt</text:p>
          </table:table-cell>
          <table:table-cell office:value-type="string">
            <text:p>app/models/bilanparcours66.php:801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style-name="ce2" office:value-type="string">
            <text:p>CG 93</text:p>
          </table:table-cell>
          <table:table-cell table:style-name="ce2" office:value-type="string">
            <text:p>Relancenonrespectsanctionep93</text:p>
          </table:table-cell>
          <table:table-cell table:style-name="ce2" office:value-type="string">
            <text:p>Courrier de relance</text:p>
          </table:table-cell>
          <table:table-cell table:style-name="ce6" office:value-type="string">
            <text:p>Relancenonrespectsanctionep93/notification_{$data['Nonrespectsanctionep93']['origine']}_relance{$data['Relancenonrespectsanctionep93']['numrelance']}.odt</text:p>
          </table:table-cell>
          <table:table-cell table:style-name="ce2" office:value-type="string">
            <text:p>app/models/relancenonrespectsanctionep93.php:1448</text:p>
          </table:table-cell>
          <table:table-cell table:style-name="ce2" office:value-type="string">
            <text:p>OK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5:3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06-06T11:05:39</meta:creation-date>
    <dc:date>2011-06-06T15:30:16</dc:date>
    <dc:creator>Christian Buffin</dc:creator>
    <meta:editing-duration>PT4H24M37S</meta:editing-duration>
    <meta:editing-cycles>43</meta:editing-cycles>
    <meta:generator>LibreOffice/3.3$Linux LibreOffice_project/330m19$Build-202</meta:generator>
    <meta:document-statistic meta:table-count="1" meta:cell-count="229" meta:object-count="0"/>
  </office:meta>
</office:document-meta>
</file>